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05AC5E64C9D37ACD.png" manifest:media-type="image/png"/>
  <manifest:file-entry manifest:full-path="Pictures/100000000000033C0000026DFE0BE24429D9C536.png" manifest:media-type="image/png"/>
  <manifest:file-entry manifest:full-path="Pictures/1000020100000500000002D0F25E20EA381A5EBD.png" manifest:media-type="image/png"/>
  <manifest:file-entry manifest:full-path="Pictures/1000020100000500000002D03918081590A75FCF.png" manifest:media-type="image/png"/>
  <manifest:file-entry manifest:full-path="Pictures/10000000000004220000031A68B612E21735F9E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color="#ffffff" loext:opacity="10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  <style:text-properties fo:color="#ffffff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Model-finder<text:line-break/>Alloy analyzer</text:p>
          </draw:text-box>
        </draw:frame>
        <draw:frame presentation:style-name="pr2" draw:text-style-name="P3" draw:layer="layout" svg:width="25.199cm" svg:height="7.65cm" svg:x="1.4cm" svg:y="6.6cm" presentation:class="subtitle" presentation:user-transformed="true">
          <draw:text-box>
            <text:p text:style-name="P2">Software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Введение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Правильное, безошибочное, формально верифицированное, но плохое ПО.<text:line-break/>Разве такое бывает?</text:p>
              </text:list-item>
              <text:list-item>
                <text:p text:style-name="P1">Примеры корректного, полностью отвечающего спекам, плохого ПО.</text:p>
              </text:list-item>
              <text:list-item>
                <text:p text:style-name="P1">Плохие спецификации. Плохие формальные спецификации.<text:line-break/>Примеры плохих спек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Введение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У нас много хороших инструментов, методик и пр. для проверки, верификации и тд. ПО на соответствие спекам.</text:p>
              </text:list-item>
              <text:list-item>
                <text:p text:style-name="P1">Но весьма мало (в сравнении) методов, инструментов и пр. для разработки качественных спецификаций.</text:p>
              </text:list-item>
              <text:list-item>
                <text:p text:style-name="P1">Почему такая ассиметрия? Виновник — Дейкстра :).</text:p>
              </text:list-item>
              <text:list-item>
                <text:p text:style-name="P1">Что такое качественная спецификация и архитектура ПО?</text:p>
              </text:list-item>
              <text:list-item>
                <text:p text:style-name="P1">Почему важно качество базовых спецификаций и базовой архитектуры? Проблема контроля сложности ПО.</text:p>
              </text:list-item>
              <text:list-item>
                <text:p text:style-name="P1">Концептуальный дизайн. Что такое концепт?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Встречаем: Майкл Джексон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Нет, это не тот Джексон, о котором вы подумали :)</text:p>
              </text:list-item>
              <text:list-item>
                <text:p text:style-name="P1">Это ученый, который много лет занимался проблемами разработки ПО с точки зрения методологии формулировки задач на разработку, на основе анализа проблемной области, для которой разрабатывается ПО.</text:p>
              </text:list-item>
              <text:list-item>
                <text:p text:style-name="P1">Основные труды: «Problem Frames: Analysing and Structuring Software Development Problems», «Software Requirements and Specifications: A Lexicon of Practice, Principles and Prejudices»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и Дэниел Джексон, его сын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Профессор CS в MIT</text:p>
              </text:list-item>
              <text:list-item>
                <text:p text:style-name="P1">Продолжил развивать идеи своего отца</text:p>
              </text:list-item>
              <text:list-item>
                <text:p text:style-name="P1">Автор языка Alloy и инструментов для анализа моделей, описанных на этом языке</text:p>
              </text:list-item>
              <text:list-item>
                <text:p text:style-name="P1">Основная книга про Alloy: «Software Abstractions»</text:p>
              </text:list-item>
              <text:list-item>
                <text:p text:style-name="P1">Ещё одна весьма интересная книга «Design by Concept: A New Way to Think about Software»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Основной вклад отца и сына в C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Сформулировали задачу разработки хороших спецификаций</text:p>
              </text:list-item>
              <text:list-item>
                <text:p text:style-name="P1"><text:span text:style-name="T1">Разработали подходы и методологию анализа задачи предметной области и формулировки этой задачи в области разработки автоматизированных систем </text:span>(аппаратура, ПО и др) для решения этой задачи.</text:p>
              </text:list-item>
              <text:list-item>
                <text:p text:style-name="P1">Дэниел разработал формальный декларативный язык Alloy и инструмент (совместно со многими другими разработчиками) Alloy analyzer</text:p>
              </text:list-item>
              <text:list-item>
                <text:p text:style-name="P1">Всё это даёт нам хороший инструментарий разработки и анализа хороших (и не очень :) ) спецификаций, мы можем зарание прототипировать важные элементы архитектуры систем, найти новые интересные свойства, лучше понять и сформулировать стоящие перед нами задачи разработки и пр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t’s Party Ti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Шпаргалки по языку Alloy:<text:line-break/><text:a xlink:href="https://esb-dev.github.io/mat/alloy-cheatsheet.pdf" xlink:type="simple">https://esb-dev.github.io/mat/alloy-cheatsheet.pdf</text:a><text:line-break/>https://www.monperrus.net/martin/alloy-quick-ref.pdf<text:line-break/>https://alloytools.org/download/alloy-language-reference.pdf</text:p>
              </text:list-item>
              <text:list-item>
                <text:p text:style-name="P1">Ставим Alloy Analyzer отсюда:<text:line-break/><text:a xlink:href="https://github.com/AlloyTools/org.alloytools.alloy/releases" xlink:type="simple">https://github.com/AlloyTools/org.alloytools.alloy/releases</text:a><text:line-break/><text:line-break/>для Linux/Windows нужно ещё установить Java:<text:line-break/><text:a xlink:href="https://java.com/ru/download/windows_manual.jsp?locale=ru" xlink:type="simple">https://java.com/ru/download/windows_manual.jsp?locale=ru</text:a><text:line-break/>запуск: java -jar org.alloytools.alloy.dist.jar<text:line-break/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t’s Party Ti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Основные концепции Alloy (немного рисунков на доске):</text:p>
                <text:list>
                  <text:list-item>
                    <text:p text:style-name="P1">Сигнатуры</text:p>
                  </text:list-item>
                  <text:list-item>
                    <text:p text:style-name="P1">Отношения</text:p>
                  </text:list-item>
                  <text:list-item>
                    <text:p text:style-name="P1">Предикаты</text:p>
                  </text:list-item>
                  <text:list-item>
                    <text:p text:style-name="P1">Функции</text:p>
                  </text:list-item>
                  <text:list-item>
                    <text:p text:style-name="P1">Выражения</text:p>
                  </text:list-item>
                  <text:list-item>
                    <text:p text:style-name="P1">Макросы</text:p>
                  </text:list-item>
                  <text:list-item>
                    <text:p text:style-name="P1">Модули (и их параметры, объяснить про exactness параметров-сигнатур)<text:line-break/>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t’s Party Ti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Попробуем определить модуль, который вводит порядок на элементах переданной ему в параметрах сигнатуры</text:p>
              </text:list-item>
              <text:list-item>
                <text:p text:style-name="P1">Что такое порядок? (как раз пример небольшого концепта)</text:p>
              </text:list-item>
              <text:list-item>
                <text:p text:style-name="P1">Свойства порядка? Свойства корректности?</text:p>
              </text:list-item>
              <text:list-item>
                <text:p text:style-name="P1">Пишем немного кода</text:p>
              </text:list-item>
              <text:list-item>
                <text:p text:style-name="P1">Run them all! (смотрим, что получается)</text:p>
              </text:list-item>
              <text:list-item>
                <text:p text:style-name="P1">Разбираем возможности отображения моделей, настройки отображения <text:s/>и пр. Умение читать модели.</text:p>
              </text:list-item>
              <text:list-item>
                <text:p text:style-name="P1">Check them all! (пробуем найти контрпримеры, которые бы нарушали свойства корректности)</text:p>
              </text:list-item>
              <text:list-item>
                <text:p text:style-name="P1">Обсуждаем примеры и контрпримеры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lloy dynamics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Alloy только для статических структур? Нет!</text:p>
              </text:list-item>
              <text:list-item>
                <text:p text:style-name="P1">Как ввести динамические свойства?</text:p>
              </text:list-item>
              <text:list-item>
                <text:p text:style-name="P1">Способы моделирования операций над структурами.</text:p>
              </text:list-item>
              <text:list-item>
                <text:p text:style-name="P1">Концепция времени, моменты времени. Вспоминаем про модуль порядка, вот тут он нам и пригодится. (пример использования концепта и композиции концептов)</text:p>
              </text:list-item>
              <text:list-item>
                <text:p text:style-name="P1">Пару слов про private части модулей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It’s Party Time Again!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Изобретаем колесо — идею двусвязного списка</text:p>
              </text:list-item>
              <text:list-item>
                <text:p text:style-name="P1">Думаем, что это такое (да не колесо, а двусвязный список)?</text:p>
              </text:list-item>
              <text:list-item>
                <text:p text:style-name="P1">Свойства? Какие отношения между элементами?</text:p>
              </text:list-item>
              <text:list-item>
                <text:p text:style-name="P1">Корректность?</text:p>
              </text:list-item>
              <text:list-item>
                <text:p text:style-name="P1">Операции над элементами. Время. Пример использования концепта — порядок над элементами времени.</text:p>
              </text:list-item>
              <text:list-item>
                <text:p text:style-name="P1">Смотрим, что получается.</text:p>
              </text:list-item>
              <text:list-item>
                <text:p text:style-name="P1">Уточняем свойства, смотрим ещё раз.</text:p>
              </text:list-item>
              <text:list-item>
                <text:p text:style-name="P1">Пытаемся хакнуть свойства корректности и найти контрпримеры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Встречаем: Electrum2!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Берём тут: <text:a xlink:href="https://github.com/haslab/Electrum2/releases/tag/v2.1.5" xlink:type="simple">https://github.com/haslab/Electrum2/releases/tag/v2.1.5</text:a><text:line-break/>запускать так же, как и оригинал.</text:p>
              </text:list-item>
              <text:list-item>
                <text:p text:style-name="P1">Electrum2 = Alloy + time + temporal logic. Тут подробнее про расширение языка: https://github.com/haslab/Electrum/wiki/Alloy-Language-Reference</text:p>
              </text:list-item>
              <text:list-item>
                <text:p text:style-name="P1">Var — это то, что меняется. Разница между var у сигнатур и var у отношений.</text:p>
              </text:list-item>
              <text:list-item>
                <text:p text:style-name="P1">Always, eventually, before, after, once, historically, until, releases, since, triggered — это же вроде из другой оперы, PLTL? Но теперь и в Alloy!</text:p>
              </text:list-item>
              <text:list-item>
                <text:p text:style-name="P1">Штрих теперь не просто штрих</text:p>
              </text:list-item>
              <text:list-item>
                <text:p text:style-name="P1">Немного рисунков на доске, чтобы запутать ещё больше :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lectrum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Особенности отображения моделей (по сравнению с Alloy)</text:p>
              </text:list-item>
              <text:list-item>
                <text:p text:style-name="P1">Особенности настройки отображения моделей</text:p>
              </text:list-item>
              <text:list-item>
                <text:p text:style-name="P1">Переход между статичными моделями (новые сигнатуры и отношения)</text:p>
              </text:list-item>
              <text:list-item>
                <text:p text:style-name="P1">Переход между трассами в текущей модели</text:p>
              </text:list-item>
              <text:list-item>
                <text:p text:style-name="P1">Проход по временнОй трассе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Опять 25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Теперь реализуем концепт двусвязного списка на Electrum2</text:p>
              </text:list-item>
              <text:list-item>
                <text:p text:style-name="P1">Переформулируем некоторые свойства на временнУю логику</text:p>
              </text:list-item>
              <text:list-item>
                <text:p text:style-name="P1">Посмотрим, что получилось</text:p>
              </text:list-item>
              <text:list-item>
                <text:p text:style-name="P1">Уточним, поправим, отремонтируем</text:p>
              </text:list-item>
              <text:list-item>
                <text:p text:style-name="P1">Посмотрим ещё раз</text:p>
              </text:list-item>
              <text:list-item>
                <text:p text:style-name="P1">Сравним к классическим Alloy (удобство использования var, удобство использования операторов always, eventually, after, etc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Electrum2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Можно проверять временнЫе свойства на бесконечности, для этого нужно поставить NuSMV/NuXMV + electrod</text:p>
              </text:list-item>
              <text:list-item>
                <text:p text:style-name="P1">Подробности тут: http://haslab.github.io/Electrum/</text:p>
              </text:list-item>
              <text:list-item>
                <text:p text:style-name="P1">Подробнее останавливаться не будем, иначе точно выйдем за временнЫе рамки воркшопа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user-transformed="true">
          <draw:text-box>
            <text:p text:style-name="P1">Alloy Analyzer ограничен :(, да здравствует Higher Order Alloy !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Основные ограничения Alloy Analyzer: первый порядок, невозможность квантификации по отношениям и множествам.</text:p>
              </text:list-item>
              <text:list-item>
                <text:p text:style-name="P1">Варианты обхода этих ограничений в классическом Alloy Analyzer: введение дополнительных сигнатур (доп. косвенность), переформулирование свойств в первый порядок, ослабление некоторых свойств, разбиеие сложных свойств на простые из которых оно следует (доказательство следствия можно вынести в другие инструменты)</text:p>
              </text:list-item>
              <text:list-item>
                <text:p text:style-name="P1">А если не хочется всем этим заморачиваться, то берём Higher-Order Alloy (Alloy*). Берём тут: <text:a xlink:href="https://aleksandarmilicevic.github.io/hola/" xlink:type="simple">https://aleksandarmilicevic.github.io/hola/</text:a></text:p>
              </text:list-item>
              <text:list-item>
                <text:p text:style-name="P1">Предупреждение: Alloy* на описаниях с высшими порядками тормозит очень сильно, так что часто может быть выгоднее день потерять потом за пять минут долететь (в смысле повозиться с переформулированием описания на первый порядок и потом получить высокую скорость поиска примеров/контр-примеров) 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print_20_Plans">
        <draw:frame presentation:style-name="pr7" draw:text-style-name="P5" draw:layer="layout" svg:width="19.999cm" svg:height="2.63cm" svg:x="6.6cm" svg:y="6.6cm" presentation:class="title" presentation:user-transformed="true">
          <draw:text-box>
            <text:p><text:span text:style-name="T2">This work is licensed under a Creative Commons Attribution-ShareAlike 3.0 Unported License.</text:span><text:span text:style-name="T2"><text:line-break/></text:span><text:span text:style-name="T2">It makes use of the works of Mateus Machado Luna.</text:span></text:p>
          </draw:text-box>
        </draw:frame>
        <draw:frame draw:style-name="gr2" draw:text-style-name="P6" draw:layer="layout" svg:width="2.327cm" svg:height="0.819cm" svg:x="2.267cm" svg:y="7.545cm">
          <draw:image xlink:href="Pictures/10000000000000580000001F05AC5E64C9D37A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lueprint_5f_Plans-first-bg" draw:display-name="Blueprint_Plans-first-bg" xlink:href="Pictures/10000000000004220000031A68B612E21735F9E0.png" xlink:type="simple" xlink:show="embed" xlink:actuate="onLoad"/>
    <draw:fill-image draw:name="Blueprint_5f_Plans-first-bg-wide" draw:display-name="Blueprint_Plans-first-bg-wide" xlink:href="Pictures/1000020100000500000002D03918081590A75FCF.png" xlink:type="simple" xlink:show="embed" xlink:actuate="onLoad"/>
    <draw:fill-image draw:name="Blueprint_5f_Plans-second-bg" draw:display-name="Blueprint_Plans-second-bg" xlink:href="Pictures/100000000000033C0000026DFE0BE24429D9C536.png" xlink:type="simple" xlink:show="embed" xlink:actuate="onLoad"/>
    <draw:fill-image draw:name="Blueprint_5f_Plans-second-bg-wide" draw:display-name="Blueprint_Plans-second-bg-wide" xlink:href="Pictures/1000020100000500000002D0F25E20EA381A5EB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2T13:43:45.361323386</meta:creation-date>
    <meta:editing-duration>PT6M41S</meta:editing-duration>
    <meta:editing-cycles>2</meta:editing-cycles>
    <meta:generator>LibreOffice/7.1.2.2$Linux_X86_64 LibreOffice_project/10$Build-2</meta:generator>
    <dc:title>Blueprint Plans</dc:title>
    <dc:date>2021-06-22T16:16:12.672665278</dc:date>
    <meta:document-statistic meta:object-count="122"/>
  </office:meta>
</office:document-meta>
</file>